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P1" style:family="paragraph" style:parent-style-name="List_20_Paragraph" style:list-style-name="WWNum1"/>
    <style:style style:name="P2" style:family="paragraph" style:parent-style-name="List_20_Paragraph">
      <style:paragraph-properties fo:margin-left="0cm" fo:margin-right="0cm" fo:margin-top="0cm" fo:margin-bottom="0cm" style:contextual-spacing="false" fo:text-align="justify" style:justify-single-word="false" fo:hyphenation-ladder-count="no-limit" fo:text-indent="0cm" style:auto-text-indent="false"/>
      <style:text-properties style:font-name="Calibri" fo:font-size="10pt" officeooo:rsid="00138902" officeooo:paragraph-rsid="00023309" style:font-size-asian="10pt" style:font-name-complex="Calibri1" style:font-size-complex="10pt" fo:hyphenate="true" fo:hyphenation-remain-char-count="2" fo:hyphenation-push-char-count="2" loext:hyphenation-no-caps="false"/>
    </style:style>
    <style:style style:name="P3" style:family="paragraph" style:parent-style-name="Standard">
      <style:text-properties officeooo:rsid="00006cc8" officeooo:paragraph-rsid="00006cc8"/>
    </style:style>
    <style:style style:name="P4" style:family="paragraph" style:parent-style-name="Standard">
      <style:text-properties officeooo:rsid="00011ad0" officeooo:paragraph-rsid="00011ad0"/>
    </style:style>
    <style:style style:name="P5" style:family="paragraph" style:parent-style-name="Standard">
      <style:text-properties officeooo:rsid="0001fb37" officeooo:paragraph-rsid="0001fb37"/>
    </style:style>
    <style:style style:name="P6" style:family="paragraph" style:parent-style-name="Standard">
      <style:text-properties officeooo:rsid="0003df00" officeooo:paragraph-rsid="0003df00"/>
    </style:style>
    <style:style style:name="P7" style:family="paragraph" style:parent-style-name="Standard">
      <style:text-properties officeooo:rsid="0004e126" officeooo:paragraph-rsid="0004e126"/>
    </style:style>
    <style:style style:name="T1" style:family="text">
      <style:text-properties fo:font-weight="bold"/>
    </style:style>
    <style:style style:name="T2" style:family="text">
      <style:text-properties fo:font-weight="bold" style:font-weight-asian="bold"/>
    </style:style>
    <style:style style:name="T3" style:family="text">
      <style:text-properties style:font-name="Cambria Math" fo:font-weight="bold" style:font-weight-asian="bold" style:font-name-complex="Cambria Math1"/>
    </style:style>
    <style:style style:name="T4" style:family="text">
      <style:text-properties officeooo:rsid="0001fb3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2">Artigo 01 - Introdução ao Processamento Paralelo e ao Uso de Clusters de Workstacions em Sistemas GNU/LINUX </text:span></text:p>
      <text:list xml:id="list4081542505" text:style-name="WWNum1">
        <text:list-item>
          <text:p text:style-name="P1">O que um cluster?</text:p>
        </text:list-item>
      </text:list>
      <text:p text:style-name="P3">E um conjunto de computadores conectados por uma rede para processamento paralelo</text:p>
      <text:p text:style-name="Standard"/>
      <text:list xml:id="list221354533828283" text:continue-numbering="true" text:style-name="WWNum1">
        <text:list-item>
          <text:p text:style-name="P1">Como funciona um cluster?</text:p>
        </text:list-item>
      </text:list>
      <text:p text:style-name="P3">Cada máquina dentro de um cluster funciona como um nó </text:p>
      <text:p text:style-name="Standard"/>
      <text:list xml:id="list221355746751510" text:continue-numbering="true" text:style-name="WWNum1">
        <text:list-item>
          <text:p text:style-name="P1">Qual é o objetivo de um cluster?</text:p>
        </text:list-item>
      </text:list>
      <text:p text:style-name="Standard">A função de um <text:span text:style-name="T1">cluster</text:span> é combinar o funcionamento de vários computadores dentro de um mesmo sistema, a fim de potencializar o seu desempenho </text:p>
      <text:p text:style-name="Standard"/>
      <text:list xml:id="list221355784455367" text:continue-numbering="true" text:style-name="WWNum1">
        <text:list-item>
          <text:p text:style-name="P1">O que é processamento paralelo?</text:p>
        </text:list-item>
      </text:list>
      <text:p text:style-name="P6">E a execução de um processo de forma em dividir em parte que serão independente na execução de cada uma destas partes em diferentes processadores </text:p>
      <text:p text:style-name="Standard"/>
      <text:list xml:id="list221356225704033" text:continue-numbering="true" text:style-name="WWNum1">
        <text:list-item>
          <text:p text:style-name="P1">Quais bibliotecas utilizar?</text:p>
        </text:list-item>
      </text:list>
      <text:p text:style-name="P2">PVM e MPI</text:p>
      <text:p text:style-name="Standard"/>
      <text:list xml:id="list221354681795564" text:continue-numbering="true" text:style-name="WWNum1">
        <text:list-item>
          <text:p text:style-name="P1">O que processamento SMP?</text:p>
        </text:list-item>
      </text:list>
      <text:p text:style-name="P7">E um tipo de processamento paralelo para computadores que possuem o mais de um processador com a mesma BUS e a mesma memória de forma a criar um simetria entre o muiltprocessamento.</text:p>
      <text:p text:style-name="Standard"/>
      <text:list xml:id="list221356082036941" text:continue-numbering="true" text:style-name="WWNum1">
        <text:list-item>
          <text:p text:style-name="P1">O que é cluster Beowulf?</text:p>
        </text:list-item>
      </text:list>
      <text:p text:style-name="Standard">sendo uma tecnologia que agrupa computadores Linux para formar um supercomputador virtual via processamento paralelo distribuído, esse conjunto de computadores conectados em rede para processamento paralelo requerem de uma biblioteca como MPI ou PVM, ou então múltiplos processos com MOSIX, possui manutenção facilitada e menor custo de máquinas, entretanto, as maquinas tem o uso limitado ao processamento definido pelo <text:a xlink:type="simple" xlink:href="https://moodle.osorio.ifrs.edu.br/mod/resource/view.php?id=130438" text:style-name="Internet_20_link" text:visited-style-name="Visited_20_Internet_20_Link">servidor</text:a> </text:p>
      <text:list xml:id="list221355809074993" text:continue-numbering="true" text:style-name="WWNum1">
        <text:list-item>
          <text:p text:style-name="P1">O que é cluster workstation?</text:p>
        </text:list-item>
      </text:list>
      <text:p text:style-name="Standard"><text:soft-page-break/>conjunto de computadores completos, conectados em rede e que cumprem funções de uso diários, com diversos tipos de programas e uso para processamento paralelo mais complexos, devem ser completos e independentes, exigindo uso de uma biblioteca de troca de mensagens, possibilitando o uso de máquinas por diferentes usuários para realização de tarefas rotineiras, entretanto esse mesmo uso pode prejudicar o desempenho </text:p>
      <text:p text:style-name="Standard"/>
      <text:list xml:id="list221354986297435" text:continue-numbering="true" text:style-name="WWNum1">
        <text:list-item>
          <text:p text:style-name="P1">O que é MPI?</text:p>
        </text:list-item>
      </text:list>
      <text:p text:style-name="P7">E um padrão para comunicação de dados em computação paralela.</text:p>
      <text:p text:style-name="Standard"><text:span text:style-name="T2">Artigo 02 - Introdução ao Processamento Paralelo e ao Uso de Clusters de Workstations em Sistemas GNU/LINUX Parte II: Processos e Threads</text:span><text:span text:style-name="T3">∗</text:span></text:p>
      <text:p text:style-name="Standard"/>
      <text:list xml:id="list221354934791446" text:continue-numbering="true" text:style-name="WWNum1">
        <text:list-item>
          <text:p text:style-name="P1">O que é um processo?</text:p>
        </text:list-item>
      </text:list>
      <text:p text:style-name="P4">Conjunto de instruções de execução, <text:span text:style-name="T4">um processo e um programa em execução</text:span></text:p>
      <text:p text:style-name="Standard"/>
      <text:p text:style-name="Standard"/>
      <text:list xml:id="list221354692872403" text:continue-numbering="true" text:style-name="WWNum1">
        <text:list-item>
          <text:p text:style-name="P1">O que é uma thread?</text:p>
        </text:list-item>
      </text:list>
      <text:p text:style-name="P4">Uma thread e um Sub processo dentro de um processo </text:p>
      <text:p text:style-name="Standard"/>
      <text:p text:style-name="Standard"/>
      <text:list xml:id="list221354781648427" text:continue-numbering="true" text:style-name="WWNum1">
        <text:list-item>
          <text:p text:style-name="P1">Como ocorre a Comunicação entre processos?</text:p>
        </text:list-item>
      </text:list>
      <text:p text:style-name="P5">Atravéz de troca de mensagem </text:p>
      <text:p text:style-name="Standard"/>
      <text:p text:style-name="Standard"/>
      <text:list xml:id="list221356538688682" text:continue-numbering="true" text:style-name="WWNum1">
        <text:list-item>
          <text:p text:style-name="P1">Como ocorre a Comunicação entre threads?</text:p>
        </text:list-item>
      </text:list>
      <text:p text:style-name="P4">Memora compartilhada </text:p>
      <text:p text:style-name="Standard"/>
      <text:p text:style-name="Standard"/>
      <text:list xml:id="list221355120150979" text:continue-numbering="true" text:style-name="WWNum1">
        <text:list-item>
          <text:p text:style-name="P1">O que é pthread?</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pt" fo:country="B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pt" fo:country="B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Default_20_Paragraph_20_Font" style:display-name="Default Paragraph Font"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lange</meta:initial-creator>
    <meta:editing-cycles>5</meta:editing-cycles>
    <meta:print-date>2018-02-27T21:59:00</meta:print-date>
    <meta:creation-date>2018-02-27T18:46:00</meta:creation-date>
    <dc:date>2022-03-29T22:13:54.298000000</dc:date>
    <meta:editing-duration>PT6H44M49S</meta:editing-duration>
    <meta:generator>LibreOffice/7.3.0.3$Windows_x86 LibreOffice_project/0f246aa12d0eee4a0f7adcefbf7c878fc2238db3</meta:generator>
    <meta:document-statistic meta:table-count="0" meta:image-count="0" meta:object-count="0" meta:page-count="2" meta:paragraph-count="29" meta:word-count="386" meta:character-count="2330" meta:non-whitespace-character-count="1978"/>
    <meta:user-defined meta:name="AppVersion">12.0000</meta:user-defined>
    <meta:template xlink:type="simple" xlink:actuate="onRequest" xlink:title="Normal.dotm" xlink:href=""/>
  </office:meta>
</office:document-meta>
</file>